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1cm" style:contextual-spacing="false" fo:break-before="page"/>
      <style:text-properties fo:font-size="14pt" fo:language="zxx" fo:country="none" fo:font-weight="bold" officeooo:rsid="0017501a" officeooo:paragraph-rsid="0017501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loext:graphic-properties draw:fill-hatch-name="hatch"/>
      <style:paragraph-properties fo:margin-top="1.101cm" fo:margin-bottom="0.801cm" style:contextual-spacing="false"/>
      <style:text-properties fo:font-size="14pt" fo:language="zxx" fo:country="none" fo:font-weight="bold" officeooo:rsid="00145e21" officeooo:paragraph-rsid="00145e2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loext:graphic-properties draw:fill-hatch-name="hatch"/>
      <style:paragraph-properties fo:margin-top="1.101cm" fo:margin-bottom="0.801cm" style:contextual-spacing="false"/>
      <style:text-properties fo:font-size="14pt" fo:language="zxx" fo:country="none" fo:font-weight="bold" officeooo:rsid="00154d06" officeooo:paragraph-rsid="00154d0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margin-top="0cm" fo:margin-bottom="0.101cm" style:contextual-spacing="false">
        <style:tab-stops>
          <style:tab-stop style:position="16.161cm"/>
        </style:tab-stops>
      </style:paragraph-properties>
      <style:text-properties style:text-line-through-style="solid" style:text-line-through-type="single" fo:language="zxx" fo:country="none" fo:font-weight="normal" officeooo:rsid="0015d778" officeooo:paragraph-rsid="001b2238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margin-top="0cm" fo:margin-bottom="0.101cm" style:contextual-spacing="false">
        <style:tab-stops>
          <style:tab-stop style:position="16.161cm"/>
        </style:tab-stops>
      </style:paragraph-properties>
      <style:text-properties style:text-line-through-style="solid" style:text-line-through-type="single" fo:language="zxx" fo:country="none" fo:font-weight="normal" officeooo:rsid="0015d778" officeooo:paragraph-rsid="00280d0e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font-size="10.5pt" fo:language="zxx" fo:country="none" fo:font-style="normal" style:text-underline-style="none" fo:font-weight="normal" officeooo:rsid="0017501a" officeooo:paragraph-rsid="0017f1ab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/>
    </style:style>
    <style:style style:name="P7" style:family="paragraph" style:parent-style-name="Standard">
      <loext:graphic-properties draw:fill-hatch-name="hatch"/>
      <style:paragraph-properties fo:margin-top="0cm" fo:margin-bottom="0.101cm" style:contextual-spacing="false" fo:break-before="page">
        <style:tab-stops>
          <style:tab-stop style:position="5.013cm"/>
        </style:tab-stops>
      </style:paragraph-properties>
      <style:text-properties fo:font-size="10.5pt" fo:language="zxx" fo:country="none" fo:font-style="normal" style:text-underline-style="none" fo:font-weight="normal" officeooo:rsid="0017501a" officeooo:paragraph-rsid="0017f1ab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margin-top="0cm" fo:margin-bottom="0.101cm" style:contextual-spacing="false" fo:text-align="start" style:justify-single-word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language="zxx" fo:country="none" fo:font-style="normal" style:text-underline-style="none" fo:font-weight="normal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/>
    </style:style>
    <style:style style:name="P9" style:family="paragraph" style:parent-style-name="Standard">
      <loext:graphic-properties draw:fill-hatch-name="hatch"/>
      <style:paragraph-properties fo:margin-top="0cm" fo:margin-bottom="0.101cm" style:contextual-spacing="false" fo:text-align="start" style:justify-single-word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language="zxx" fo:country="none" fo:font-style="normal" style:text-underline-style="none" fo:font-weight="normal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margin-top="0cm" fo:margin-bottom="0.101cm" style:contextual-spacing="false" fo:text-align="start" style:justify-single-word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language="zxx" fo:country="none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zxx" fo:country="none" officeooo:paragraph-rsid="00145e21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145e21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280d0e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240b57" style:language-asian="zxx" style:country-asian="none" style:language-complex="zxx" style:country-complex="none"/>
    </style:style>
    <style:style style:name="P15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2a0abd" style:language-asian="zxx" style:country-asian="none" style:language-complex="zxx" style:country-complex="none"/>
    </style:style>
    <style:style style:name="P16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154d06" style:language-asian="zxx" style:country-asian="none" style:language-complex="zxx" style:country-complex="none"/>
    </style:style>
    <style:style style:name="P17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15d778" style:language-asian="zxx" style:country-asian="none" style:language-complex="zxx" style:country-complex="none"/>
    </style:style>
    <style:style style:name="P18" style:family="paragraph" style:parent-style-name="Standard">
      <style:paragraph-properties fo:margin-top="0cm" fo:margin-bottom="0.101cm" style:contextual-spacing="false">
        <style:tab-stops>
          <style:tab-stop style:position="5.013cm"/>
        </style:tab-stops>
      </style:paragraph-properties>
      <style:text-properties fo:language="zxx" fo:country="none" officeooo:paragraph-rsid="001b2238" style:language-asian="zxx" style:country-asian="none" style:language-complex="zxx" style:country-complex="none"/>
    </style:style>
    <style:style style:name="P19" style:family="paragraph" style:parent-style-name="Standard">
      <style:paragraph-properties fo:margin-top="0cm" fo:margin-bottom="0cm" style:contextual-spacing="false">
        <style:tab-stops>
          <style:tab-stop style:position="5.013cm"/>
        </style:tab-stops>
      </style:paragraph-properties>
      <style:text-properties fo:language="zxx" fo:country="none" officeooo:paragraph-rsid="001b2238" style:language-asian="zxx" style:country-asian="none" style:language-complex="zxx" style:country-complex="none"/>
    </style:style>
    <style:style style:name="P20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17f1ab" style:language-asian="zxx" style:country-asian="none" style:language-complex="zxx" style:country-complex="none"/>
    </style:style>
    <style:style style:name="P21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2ca99e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192b21" style:language-asian="zxx" style:country-asian="none" style:language-complex="zxx" style:country-complex="none"/>
    </style:style>
    <style:style style:name="P23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1f2014" style:language-asian="zxx" style:country-asian="none" style:language-complex="zxx" style:country-complex="none"/>
    </style:style>
    <style:style style:name="P24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1ff868" style:language-asian="zxx" style:country-asian="none" style:language-complex="zxx" style:country-complex="none"/>
    </style:style>
    <style:style style:name="P25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3ac2a1" style:language-asian="zxx" style:country-asian="none" style:language-complex="zxx" style:country-complex="none"/>
    </style:style>
    <style:style style:name="P26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213838" style:language-asian="zxx" style:country-asian="none" style:language-complex="zxx" style:country-complex="none"/>
    </style:style>
    <style:style style:name="P27" style:family="paragraph" style:parent-style-name="Standard">
      <style:paragraph-properties fo:margin-top="0cm" fo:margin-bottom="0cm" style:contextual-spacing="false">
        <style:tab-stops>
          <style:tab-stop style:position="5.013cm"/>
        </style:tab-stops>
      </style:paragraph-properties>
      <style:text-properties fo:language="zxx" fo:country="none" officeooo:paragraph-rsid="00213838" style:language-asian="zxx" style:country-asian="none" style:language-complex="zxx" style:country-complex="none"/>
    </style:style>
    <style:style style:name="P28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17501a" style:language-asian="zxx" style:country-asian="none" style:language-complex="zxx" style:country-complex="none"/>
    </style:style>
    <style:style style:name="P29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22aa72" style:language-asian="zxx" style:country-asian="none" style:language-complex="zxx" style:country-complex="none"/>
    </style:style>
    <style:style style:name="P30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33dd9e" style:language-asian="zxx" style:country-asian="none" style:language-complex="zxx" style:country-complex="none"/>
    </style:style>
    <style:style style:name="P31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3de29b" style:language-asian="zxx" style:country-asian="none" style:language-complex="zxx" style:country-complex="none"/>
    </style:style>
    <style:style style:name="P32" style:family="paragraph" style:parent-style-name="Standard">
      <style:paragraph-properties fo:margin-top="0cm" fo:margin-bottom="0.4cm" style:contextual-spacing="false">
        <style:tab-stops>
          <style:tab-stop style:position="5.013cm"/>
        </style:tab-stops>
      </style:paragraph-properties>
      <style:text-properties fo:language="zxx" fo:country="none" officeooo:paragraph-rsid="0035e063" style:language-asian="zxx" style:country-asian="none" style:language-complex="zxx" style:country-complex="none"/>
    </style:style>
    <style:style style:name="P33" style:family="paragraph" style:parent-style-name="Standard">
      <style:paragraph-properties fo:margin-top="0cm" fo:margin-bottom="0cm" style:contextual-spacing="false">
        <style:tab-stops>
          <style:tab-stop style:position="5.013cm"/>
        </style:tab-stops>
      </style:paragraph-properties>
      <style:text-properties fo:language="zxx" fo:country="none" officeooo:paragraph-rsid="001d74bf" style:language-asian="zxx" style:country-asian="none" style:language-complex="zxx" style:country-complex="none"/>
    </style:style>
    <style:style style:name="P34" style:family="paragraph" style:parent-style-name="Standard">
      <style:paragraph-properties fo:margin-top="0cm" fo:margin-bottom="0.4cm" style:contextual-spacing="false">
        <style:tab-stops>
          <style:tab-stop style:position="5.013cm"/>
          <style:tab-stop style:position="12.494cm"/>
        </style:tab-stops>
      </style:paragraph-properties>
      <style:text-properties fo:language="zxx" fo:country="none" officeooo:paragraph-rsid="003bcd2c" style:language-asian="zxx" style:country-asian="none" style:language-complex="zxx" style:country-complex="none"/>
    </style:style>
    <style:style style:name="P35" style:family="paragraph" style:parent-style-name="Standard">
      <style:paragraph-properties fo:margin-top="0cm" fo:margin-bottom="0.4cm" style:contextual-spacing="false">
        <style:tab-stops>
          <style:tab-stop style:position="5.013cm"/>
          <style:tab-stop style:position="12.494cm"/>
        </style:tab-stops>
      </style:paragraph-properties>
      <style:text-properties fo:language="zxx" fo:country="none" officeooo:paragraph-rsid="003fcadc" style:language-asian="zxx" style:country-asian="none" style:language-complex="zxx" style:country-complex="none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cm" style:contextual-spacing="false">
        <style:tab-stops>
          <style:tab-stop style:position="5.013cm"/>
          <style:tab-stop style:position="12.494cm"/>
        </style:tab-stops>
      </style:paragraph-properties>
      <style:text-properties fo:language="zxx" fo:country="none" officeooo:paragraph-rsid="003fcadc" style:language-asian="zxx" style:country-asian="none" style:language-complex="zxx" style:country-complex="none"/>
    </style:style>
    <style:style style:name="P37" style:family="paragraph" style:parent-style-name="Standard">
      <style:paragraph-properties fo:margin-top="0cm" fo:margin-bottom="1cm" style:contextual-spacing="false" fo:break-before="page">
        <style:tab-stops>
          <style:tab-stop style:position="15.492cm"/>
        </style:tab-stops>
      </style:paragraph-properties>
      <style:text-properties fo:language="zxx" fo:country="none" officeooo:paragraph-rsid="0035e063" style:language-asian="zxx" style:country-asian="none" style:language-complex="zxx" style:country-complex="none"/>
    </style:style>
    <style:style style:name="P38" style:family="paragraph" style:parent-style-name="Standard">
      <style:paragraph-properties fo:margin-top="0cm" fo:margin-bottom="0.4cm" style:contextual-spacing="false">
        <style:tab-stops>
          <style:tab-stop style:position="5.013cm"/>
          <style:tab-stop style:position="12.494cm"/>
        </style:tab-stops>
      </style:paragraph-properties>
      <style:text-properties fo:language="zxx" fo:country="none" officeooo:paragraph-rsid="0049e592" style:language-asian="zxx" style:country-asian="none" style:language-complex="zxx" style:country-complex="none"/>
    </style:style>
    <style:style style:name="P39" style:family="paragraph" style:parent-style-name="Standard">
      <loext:graphic-properties draw:fill-gradient-name="Gradient_20_2" draw:fill-hatch-name="hatch"/>
      <style:paragraph-properties fo:margin-top="0cm" fo:margin-bottom="0.4cm" style:contextual-spacing="false">
        <style:tab-stops>
          <style:tab-stop style:position="5.013cm"/>
          <style:tab-stop style:position="12.494cm"/>
        </style:tab-stops>
      </style:paragraph-properties>
      <style:text-properties fo:language="zxx" fo:country="none" officeooo:paragraph-rsid="00507020" style:language-asian="zxx" style:country-asian="none" style:language-complex="zxx" style:country-complex="none"/>
    </style:style>
    <style:style style:name="P40" style:family="paragraph" style:parent-style-name="Standard">
      <loext:graphic-properties draw:fill-gradient-name="Gradient_20_4" draw:fill-hatch-name="hatch"/>
      <style:paragraph-properties fo:margin-top="0cm" fo:margin-bottom="0.4cm" style:contextual-spacing="false">
        <style:tab-stops>
          <style:tab-stop style:position="5.013cm"/>
          <style:tab-stop style:position="12.494cm"/>
        </style:tab-stops>
      </style:paragraph-properties>
      <style:text-properties fo:language="zxx" fo:country="none" officeooo:paragraph-rsid="00507020" style:language-asian="zxx" style:country-asian="none" style:language-complex="zxx" style:country-complex="none"/>
    </style:style>
    <style:style style:name="P41" style:family="paragraph" style:parent-style-name="Standard">
      <loext:graphic-properties draw:fill-gradient-name="Gradient_20_3" draw:fill-hatch-name="hatch"/>
      <style:paragraph-properties fo:margin-top="0cm" fo:margin-bottom="0cm" style:contextual-spacing="false">
        <style:tab-stops>
          <style:tab-stop style:position="5.013cm"/>
          <style:tab-stop style:position="12.494cm"/>
        </style:tab-stops>
      </style:paragraph-properties>
      <style:text-properties fo:language="zxx" fo:country="none" officeooo:paragraph-rsid="004ece67" style:language-asian="zxx" style:country-asian="none" style:language-complex="zxx" style:country-complex="non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45e21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5e21" style:font-weight-asian="bold" style:font-weight-complex="bold"/>
    </style:style>
    <style:style style:name="T5" style:family="text">
      <style:text-properties fo:font-weight="bold" officeooo:rsid="00154d06" style:font-weight-asian="bold" style:font-weight-complex="bold"/>
    </style:style>
    <style:style style:name="T6" style:family="text">
      <style:text-properties fo:font-weight="bold" officeooo:rsid="0017501a" style:font-weight-asian="bold" style:font-weight-complex="bold"/>
    </style:style>
    <style:style style:name="T7" style:family="text">
      <style:text-properties fo:font-weight="bold" officeooo:rsid="001d74bf" style:font-weight-asian="bold" style:font-weight-complex="bold"/>
    </style:style>
    <style:style style:name="T8" style:family="text">
      <style:text-properties fo:font-weight="bold" officeooo:rsid="0034f1b5" style:font-weight-asian="bold" style:font-weight-complex="bold"/>
    </style:style>
    <style:style style:name="T9" style:family="text">
      <style:text-properties fo:font-weight="bold" officeooo:rsid="00240b57" style:font-weight-asian="bold" style:font-weight-complex="bold"/>
    </style:style>
    <style:style style:name="T10" style:family="text">
      <style:text-properties fo:font-weight="bold" officeooo:rsid="003ac2a1" style:font-weight-asian="bold" style:font-weight-complex="bold"/>
    </style:style>
    <style:style style:name="T11" style:family="text">
      <style:text-properties fo:font-weight="bold" officeooo:rsid="0047f4fd" style:font-weight-asian="bold" style:font-weight-complex="bold"/>
    </style:style>
    <style:style style:name="T12" style:family="text">
      <style:text-properties fo:font-weight="bold" officeooo:rsid="0015d778" style:font-weight-asian="bold" style:font-weight-complex="bold"/>
    </style:style>
    <style:style style:name="T13" style:family="text">
      <style:text-properties fo:font-weight="bold" officeooo:rsid="001b2238" style:font-weight-asian="bold" style:font-weight-complex="bold"/>
    </style:style>
    <style:style style:name="T14" style:family="text">
      <style:text-properties fo:font-weight="bold" officeooo:rsid="0017f1ab" style:font-weight-asian="bold" style:font-weight-complex="bold"/>
    </style:style>
    <style:style style:name="T15" style:family="text">
      <style:text-properties fo:font-weight="bold" officeooo:rsid="002ca99e" style:font-weight-asian="bold" style:font-weight-complex="bold"/>
    </style:style>
    <style:style style:name="T16" style:family="text">
      <style:text-properties fo:font-weight="bold" officeooo:rsid="00183083" style:font-weight-asian="bold" style:font-weight-complex="bold"/>
    </style:style>
    <style:style style:name="T17" style:family="text">
      <style:text-properties fo:font-weight="bold" officeooo:rsid="00192b21" style:font-weight-asian="bold" style:font-weight-complex="bold"/>
    </style:style>
    <style:style style:name="T18" style:family="text">
      <style:text-properties fo:font-weight="bold" officeooo:rsid="001f2014" style:font-weight-asian="bold" style:font-weight-complex="bold"/>
    </style:style>
    <style:style style:name="T19" style:family="text">
      <style:text-properties fo:font-weight="bold" officeooo:rsid="001ff868" style:font-weight-asian="bold" style:font-weight-complex="bold"/>
    </style:style>
    <style:style style:name="T20" style:family="text">
      <style:text-properties fo:font-weight="bold" officeooo:rsid="003014b2" style:font-weight-asian="bold" style:font-weight-complex="bold"/>
    </style:style>
    <style:style style:name="T21" style:family="text">
      <style:text-properties fo:font-weight="bold" officeooo:rsid="00213838" style:font-weight-asian="bold" style:font-weight-complex="bold"/>
    </style:style>
    <style:style style:name="T22" style:family="text">
      <style:text-properties fo:font-weight="bold" officeooo:rsid="0033dd9e" style:font-weight-asian="bold" style:font-weight-complex="bold"/>
    </style:style>
    <style:style style:name="T23" style:family="text">
      <style:text-properties fo:font-weight="bold" officeooo:rsid="001dc967" style:font-weight-asian="bold" style:font-weight-complex="bold"/>
    </style:style>
    <style:style style:name="T24" style:family="text">
      <style:text-properties fo:font-weight="bold" officeooo:rsid="0035e063" style:font-weight-asian="bold" style:font-weight-complex="bold"/>
    </style:style>
    <style:style style:name="T25" style:family="text">
      <style:text-properties style:font-name="Liberation Serif" fo:font-style="italic" fo:font-weight="normal" officeooo:rsid="0041882a" style:font-style-asian="italic" style:font-weight-asian="normal" style:font-style-complex="italic" style:font-weight-complex="normal"/>
    </style:style>
    <style:style style:name="T26" style:family="text">
      <style:text-properties style:text-line-through-style="none" style:text-line-through-type="none" fo:font-size="14pt" fo:font-weight="bold" officeooo:rsid="0035e063" style:font-size-asian="14pt" style:font-weight-asian="bold" style:font-size-complex="14pt" style:font-weight-complex="bold"/>
    </style:style>
    <style:style style:name="T27" style:family="text">
      <style:text-properties style:text-line-through-style="none" style:text-line-through-type="none" fo:font-size="14pt" fo:font-weight="bold" officeooo:rsid="004548ef" style:font-size-asian="14pt" style:font-weight-asian="bold" style:font-size-complex="14pt" style:font-weight-complex="bold"/>
    </style:style>
    <style:style style:name="T28" style:family="text">
      <style:text-properties fo:font-weight="normal" officeooo:rsid="00145e21" style:font-weight-asian="normal" style:font-weight-complex="normal"/>
    </style:style>
    <style:style style:name="T29" style:family="text">
      <style:text-properties fo:font-weight="normal" officeooo:rsid="00154d06" style:font-weight-asian="normal" style:font-weight-complex="normal"/>
    </style:style>
    <style:style style:name="T30" style:family="text">
      <style:text-properties fo:font-weight="normal" officeooo:rsid="00280d0e" style:font-weight-asian="normal" style:font-weight-complex="normal"/>
    </style:style>
    <style:style style:name="T31" style:family="text">
      <style:text-properties fo:font-weight="normal" officeooo:rsid="0034f1b5" style:font-weight-asian="normal" style:font-weight-complex="normal"/>
    </style:style>
    <style:style style:name="T32" style:family="text">
      <style:text-properties fo:font-weight="normal" officeooo:rsid="001d74bf" style:font-weight-asian="normal" style:font-weight-complex="normal"/>
    </style:style>
    <style:style style:name="T33" style:family="text">
      <style:text-properties fo:font-weight="normal" officeooo:rsid="00240b57" style:font-weight-asian="normal" style:font-weight-complex="normal"/>
    </style:style>
    <style:style style:name="T34" style:family="text">
      <style:text-properties fo:font-weight="normal" officeooo:rsid="0017501a" style:font-weight-asian="normal" style:font-weight-complex="normal"/>
    </style:style>
    <style:style style:name="T35" style:family="text">
      <style:text-properties fo:font-weight="normal" officeooo:rsid="002a5dd8" style:font-weight-asian="normal" style:font-weight-complex="normal"/>
    </style:style>
    <style:style style:name="T36" style:family="text">
      <style:text-properties fo:font-weight="normal" officeooo:rsid="003bcd2c" style:font-weight-asian="normal" style:font-weight-complex="normal"/>
    </style:style>
    <style:style style:name="T37" style:family="text">
      <style:text-properties fo:font-weight="normal" officeooo:rsid="001f2014" style:font-weight-asian="normal" style:font-weight-complex="normal"/>
    </style:style>
    <style:style style:name="T38" style:family="text">
      <style:text-properties fo:font-weight="normal" officeooo:rsid="003ac2a1" style:font-weight-asian="normal" style:font-weight-complex="normal"/>
    </style:style>
    <style:style style:name="T39" style:family="text">
      <style:text-properties fo:font-weight="normal" officeooo:rsid="0015d778" style:font-weight-asian="normal" style:font-weight-complex="normal"/>
    </style:style>
    <style:style style:name="T40" style:family="text">
      <style:text-properties fo:font-weight="normal" officeooo:rsid="001b2238" style:font-weight-asian="normal" style:font-weight-complex="normal"/>
    </style:style>
    <style:style style:name="T41" style:family="text">
      <style:text-properties fo:font-weight="normal" officeooo:rsid="0033dd9e" style:font-weight-asian="normal" style:font-weight-complex="normal"/>
    </style:style>
    <style:style style:name="T42" style:family="text">
      <style:text-properties fo:font-weight="normal" officeooo:rsid="0017f1ab" style:font-weight-asian="normal" style:font-weight-complex="normal"/>
    </style:style>
    <style:style style:name="T43" style:family="text">
      <style:text-properties fo:font-weight="normal" officeooo:rsid="00252eb6" style:font-weight-asian="normal" style:font-weight-complex="normal"/>
    </style:style>
    <style:style style:name="T44" style:family="text">
      <style:text-properties fo:font-weight="normal" officeooo:rsid="002ca99e" style:font-weight-asian="normal" style:font-weight-complex="normal"/>
    </style:style>
    <style:style style:name="T45" style:family="text">
      <style:text-properties fo:font-weight="normal" officeooo:rsid="00183083" style:font-weight-asian="normal" style:font-weight-complex="normal"/>
    </style:style>
    <style:style style:name="T46" style:family="text">
      <style:text-properties fo:font-weight="normal" officeooo:rsid="002afe39" style:font-weight-asian="normal" style:font-weight-complex="normal"/>
    </style:style>
    <style:style style:name="T47" style:family="text">
      <style:text-properties fo:font-weight="normal" officeooo:rsid="00321027" style:font-weight-asian="normal" style:font-weight-complex="normal"/>
    </style:style>
    <style:style style:name="T48" style:family="text">
      <style:text-properties fo:font-weight="normal" officeooo:rsid="001ff868" style:font-weight-asian="normal" style:font-weight-complex="normal"/>
    </style:style>
    <style:style style:name="T49" style:family="text">
      <style:text-properties fo:font-weight="normal" officeooo:rsid="003014b2" style:font-weight-asian="normal" style:font-weight-complex="normal"/>
    </style:style>
    <style:style style:name="T50" style:family="text">
      <style:text-properties fo:font-weight="normal" officeooo:rsid="00460a01" style:font-weight-asian="normal" style:font-weight-complex="normal"/>
    </style:style>
    <style:style style:name="T51" style:family="text">
      <style:text-properties fo:font-weight="normal" officeooo:rsid="00213838" style:font-weight-asian="normal" style:font-weight-complex="normal"/>
    </style:style>
    <style:style style:name="T52" style:family="text">
      <style:text-properties fo:font-weight="normal" officeooo:rsid="001dc967" style:font-weight-asian="normal" style:font-weight-complex="normal"/>
    </style:style>
    <style:style style:name="T53" style:family="text">
      <style:text-properties fo:font-weight="normal" officeooo:rsid="003de29b" style:font-weight-asian="normal" style:font-weight-complex="normal"/>
    </style:style>
    <style:style style:name="T54" style:family="text">
      <style:text-properties fo:font-weight="normal" officeooo:rsid="0049e592" style:font-weight-asian="normal" style:font-weight-complex="normal"/>
    </style:style>
    <style:style style:name="T55" style:family="text">
      <style:text-properties officeooo:rsid="00145e21"/>
    </style:style>
    <style:style style:name="T56" style:family="text">
      <style:text-properties fo:font-style="italic" fo:font-weight="normal" officeooo:rsid="003bcd2c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498604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3ac2a1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3cf254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154d06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3fcadc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4548ef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49e592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4c40db" style:font-style-asian="italic" style:font-weight-asian="normal" style:font-style-complex="italic" style:font-weight-complex="normal"/>
    </style:style>
    <style:style style:name="T65" style:family="text">
      <style:text-properties style:text-underline-style="none" fo:font-weight="normal" officeooo:rsid="003bcd2c" style:font-weight-asian="normal" style:font-weight-complex="normal"/>
    </style:style>
    <style:style style:name="T66" style:family="text">
      <style:text-properties fo:font-style="normal" fo:font-weight="normal" officeooo:rsid="003bcd2c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fcadc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3ac2a1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9e592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1f2014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7501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1d74bf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4ece6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1dc967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bold" officeooo:rsid="003fcadc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ac2a1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47f4f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bcd2c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1d74bf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4ece67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15d778" style:font-style-asian="normal" style:font-weight-asian="bold" style:font-style-complex="normal" style:font-weight-complex="bold"/>
    </style:style>
    <style:style style:name="T82" style:family="text">
      <style:text-properties fo:font-style="normal" style:text-underline-style="none" fo:font-weight="normal" officeooo:rsid="003bcd2c" style:font-style-asian="normal" style:font-weight-asian="normal" style:font-style-complex="normal" style:font-weight-complex="normal"/>
    </style:style>
    <style:style style:name="T83" style:family="text">
      <style:text-properties officeooo:rsid="0049e5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CSI</text:span><text:span text:style-name="T1"> </text:span><text:span text:style-name="T2">s</text:span><text:span text:style-name="T1">equence</text:span><text:span text:style-name="T2">s</text:span><text:span text:style-name="T1"> succinct reference</text:span></text:p>
      <text:p text:style-name="P2">Info</text:p>
      <text:p text:style-name="P12"><text:span text:style-name="T4">ESC</text:span><text:span text:style-name="T28"><text:tab/>oct </text:span><text:span text:style-name="T4">033</text:span><text:span text:style-name="T28">, hex </text:span><text:span text:style-name="T4">0x1B</text:span><text:span text:style-name="T28">, dec </text:span><text:span text:style-name="T4">27</text:span><text:span text:style-name="T28">, </text:span><text:span text:style-name="T5">\e</text:span><text:span text:style-name="T29"> in printf</text:span></text:p>
      <text:p text:style-name="P12"><text:span text:style-name="T4">ESC[</text:span><text:tab/><text:span text:style-name="T3">CSI</text:span> <text:span text:style-name="T55">(</text:span>Control Sequence Introducer<text:span text:style-name="T55">)</text:span></text:p>
      <text:p text:style-name="P13"><text:span text:style-name="T4">CSI</text:span><text:span text:style-name="T28"> </text:span><text:span text:style-name="T30">in pd </text:span><text:span text:style-name="T29">ksh's </text:span><text:span text:style-name="T5">print</text:span><text:tab/><text:span text:style-name="T5">\033[</text:span></text:p>
      <text:p text:style-name="P13"><text:span text:style-name="T4">CSI</text:span><text:span text:style-name="T28"> </text:span><text:span text:style-name="T30">in </text:span><text:span text:style-name="T5">printf<text:tab/>\033</text:span><text:span text:style-name="T6">[</text:span><text:span text:style-name="T29"> </text:span><text:span text:style-name="T31">or</text:span><text:span text:style-name="T32"> </text:span><text:span text:style-name="T7">\x1b</text:span><text:span text:style-name="T8">[</text:span><text:span text:style-name="T32"> </text:span><text:span text:style-name="T31">or</text:span><text:span text:style-name="T29"> </text:span><text:span text:style-name="T5">\e</text:span><text:span text:style-name="T6">[</text:span></text:p>
      <text:p text:style-name="P14"><text:span text:style-name="T4">CSI</text:span><text:span text:style-name="T33">parameters</text:span><text:span text:style-name="T9">m</text:span><text:span text:style-name="T5"><text:tab/></text:span><text:span text:style-name="T6">SGR</text:span><text:span text:style-name="T34"> </text:span><text:span text:style-name="T33">(Select Graphic Rendition) sets display attributes</text:span></text:p>
      <text:p text:style-name="P15"><text:span text:style-name="T5">m</text:span><text:tab/><text:span text:style-name="T29">indicates </text:span><text:span text:style-name="T35">the </text:span><text:span text:style-name="T29">end of </text:span><text:span text:style-name="T6">SGR</text:span><text:span text:style-name="T34"> </text:span><text:span text:style-name="T29">sequence</text:span></text:p>
      <text:p text:style-name="P34"><text:span text:style-name="T56">example</text:span><text:span text:style-name="T29"><text:tab/></text:span><text:span text:style-name="T36">print</text:span><text:span text:style-name="T54">f</text:span><text:span text:style-name="T36"> -- '\033[</text:span><text:span text:style-name="T10">1</text:span><text:span text:style-name="T37">;</text:span><text:span text:style-name="T10">1</text:span><text:span text:style-name="T37">H</text:span><text:span text:style-name="T65">\033[</text:span><text:span text:style-name="T11">0</text:span><text:span text:style-name="T38">J'<text:tab/></text:span><text:span text:style-name="T56"># </text:span><text:span text:style-name="T57">c</text:span><text:span text:style-name="T58">lear</text:span><text:span text:style-name="T59">s</text:span><text:span text:style-name="T58"> </text:span><text:span text:style-name="T63">visible</text:span><text:span text:style-name="T58"> screen</text:span></text:p>
      <text:p text:style-name="P38"><text:span text:style-name="T56">example</text:span><text:span text:style-name="T60"><text:tab/></text:span><text:span text:style-name="T66">print</text:span><text:span text:style-name="T69">f</text:span><text:span text:style-name="T66"> -- '\033[</text:span><text:span text:style-name="T78">3</text:span><text:span text:style-name="T66">J\033[</text:span><text:span text:style-name="T76">1</text:span><text:span text:style-name="T70">;</text:span><text:span text:style-name="T76">1</text:span><text:span text:style-name="T70">H</text:span><text:span text:style-name="T82">\033[</text:span><text:span text:style-name="T77">0</text:span><text:span text:style-name="T68">J'</text:span><text:span text:style-name="T58"><text:tab/></text:span><text:span text:style-name="T56"># </text:span><text:span text:style-name="T57">c</text:span><text:span text:style-name="T58">lear</text:span><text:span text:style-name="T59">s</text:span><text:span text:style-name="T58"> </text:span><text:span text:style-name="T63">whole</text:span><text:span text:style-name="T58"> screen</text:span></text:p>
      <text:p text:style-name="P39"><text:span text:style-name="T62">example (</text:span><text:span text:style-name="T57">n</text:span><text:span text:style-name="T62">ot CSI)</text:span><text:span text:style-name="T60"><text:tab/></text:span><text:span text:style-name="T66">print</text:span><text:span text:style-name="T69">f</text:span><text:span text:style-name="T66"> -- '</text:span><text:span text:style-name="T71">\</text:span><text:span text:style-name="T74">033</text:span><text:span text:style-name="T81">c</text:span><text:span text:style-name="T68">'<text:tab/></text:span><text:span text:style-name="T56"># </text:span><text:span text:style-name="T64">resets the terminal</text:span></text:p>
      <text:p text:style-name="P40"><text:span text:style-name="T62">example (</text:span><text:span text:style-name="T57">n</text:span><text:span text:style-name="T62">ot CSI)</text:span><text:span text:style-name="T60"><text:tab/></text:span><text:span text:style-name="T66">print</text:span><text:span text:style-name="T69">f</text:span><text:span text:style-name="T66"> -- '</text:span><text:span text:style-name="T71">\</text:span><text:span text:style-name="T72">033</text:span><text:span text:style-name="T79">]</text:span><text:span text:style-name="T72">0;</text:span><text:span text:style-name="T80">window</text:span><text:span text:style-name="T73"> </text:span><text:span text:style-name="T79">title</text:span><text:span text:style-name="T72">\07</text:span><text:span text:style-name="T68">'<text:tab/></text:span><text:span text:style-name="T56"># </text:span><text:span text:style-name="T64">sets window title</text:span></text:p>
      <text:p text:style-name="P35"><text:span text:style-name="T56">example</text:span><text:span text:style-name="T60"><text:tab/></text:span><text:span text:style-name="T66">print</text:span><text:span text:style-name="T69">f</text:span><text:span text:style-name="T66"> -- '</text:span><text:span text:style-name="T67">Hello </text:span><text:span text:style-name="T66">\033[</text:span><text:span text:style-name="T75">32</text:span><text:span text:style-name="T67">mWorld</text:span><text:span text:style-name="T82">\033[</text:span><text:span text:style-name="T75">0</text:span><text:span text:style-name="T67">m!</text:span><text:span text:style-name="T69">\n</text:span><text:span text:style-name="T68">'<text:tab/></text:span><text:span text:style-name="T56"># </text:span><text:span text:style-name="T57">p</text:span><text:span text:style-name="T61">rints "World" in green</text:span></text:p>
      <text:p text:style-name="P36"><text:span text:style-name="T62">example (</text:span><text:span text:style-name="T57">n</text:span><text:span text:style-name="T62">ot CSI)</text:span><text:span text:style-name="T60"><text:tab/></text:span><text:span text:style-name="T66">print</text:span><text:span text:style-name="T69">f</text:span><text:span text:style-name="T66"> -- '</text:span><text:span text:style-name="T67">Price: 97</text:span><text:span text:style-name="T66">\033</text:span><text:span text:style-name="T75">(</text:span><text:span text:style-name="T67">0}\033</text:span><text:span text:style-name="T75">(</text:span><text:span text:style-name="T67">B</text:span><text:span text:style-name="T69">\n</text:span><text:span text:style-name="T68">'<text:tab/></text:span><text:span text:style-name="T56"># </text:span><text:span text:style-name="T57">p</text:span><text:span text:style-name="T61">rints "Price: 97</text:span><text:span text:style-name="T25">£</text:span><text:span text:style-name="T61">"</text:span></text:p>
      <text:p text:style-name="P41"><text:span text:style-name="T62">example (</text:span><text:span text:style-name="T57">n</text:span><text:span text:style-name="T62">ot CSI)</text:span><text:span text:style-name="T60"><text:tab/></text:span><text:span text:style-name="T66">print</text:span><text:span text:style-name="T69">f</text:span><text:span text:style-name="T66"> -- '</text:span><text:span text:style-name="T73">Temp: </text:span><text:span text:style-name="T66">10 \033</text:span><text:span text:style-name="T78">(</text:span><text:span text:style-name="T66">0f\033</text:span><text:span text:style-name="T78">(</text:span><text:span text:style-name="T66">BC\n'</text:span><text:span text:style-name="T68"><text:tab/></text:span><text:span text:style-name="T56"># </text:span><text:span text:style-name="T57">p</text:span><text:span text:style-name="T61">rints "</text:span><text:span text:style-name="T25">Temp: 10 °C</text:span><text:span text:style-name="T61">"</text:span></text:p>
      <text:p text:style-name="P3">Colors</text:p>
      <text:p text:style-name="P16"><text:span text:style-name="T39">CSI</text:span><text:span text:style-name="T12">30..37</text:span><text:span text:style-name="T39">m</text:span><text:span text:style-name="T28"><text:tab/></text:span><text:span text:style-name="T39">regular </text:span><text:span text:style-name="T12">foreground</text:span><text:span text:style-name="T39"> colors</text:span></text:p>
      <text:p text:style-name="P17"><text:span text:style-name="T39">CSI</text:span><text:span text:style-name="T12">90..97</text:span><text:span text:style-name="T39">m</text:span><text:span text:style-name="T28"><text:tab/></text:span><text:span text:style-name="T39">bright </text:span><text:span text:style-name="T12">foreground</text:span><text:span text:style-name="T39"> colors</text:span></text:p>
      <text:p text:style-name="P17"><text:span text:style-name="T39">CSI</text:span><text:span text:style-name="T12">38;5;0..255</text:span><text:span text:style-name="T39">m</text:span><text:span text:style-name="T28"><text:tab/></text:span><text:span text:style-name="T12">foreground</text:span><text:span text:style-name="T39"> colors from 0 to 255</text:span></text:p>
      <text:p text:style-name="P17"><text:span text:style-name="T39">CSI</text:span><text:span text:style-name="T12">38;2;r;g;b</text:span><text:span text:style-name="T39">m</text:span><text:span text:style-name="T28"><text:tab/></text:span><text:span text:style-name="T12">foreground</text:span><text:span text:style-name="T39"> RGB colors from 0 to 255 each</text:span></text:p>
      <text:p text:style-name="P18"><text:span text:style-name="T39">CSI</text:span><text:span text:style-name="T12">3</text:span><text:span text:style-name="T13">9</text:span><text:span text:style-name="T39">m</text:span><text:span text:style-name="T28"><text:tab/></text:span><text:span text:style-name="T40">default</text:span><text:span text:style-name="T39"> </text:span><text:span text:style-name="T12">foreground</text:span><text:span text:style-name="T39"> color</text:span></text:p>
      <text:p text:style-name="P4"><text:tab/></text:p>
      <text:p text:style-name="P17"><text:span text:style-name="T39">CSI</text:span><text:span text:style-name="T12">40..47</text:span><text:span text:style-name="T39">m</text:span><text:span text:style-name="T28"><text:tab/></text:span><text:span text:style-name="T39">regular </text:span><text:span text:style-name="T12">background</text:span><text:span text:style-name="T39"> colors</text:span></text:p>
      <text:p text:style-name="P17"><text:span text:style-name="T39">CSI</text:span><text:span text:style-name="T12">100..107</text:span><text:span text:style-name="T39">m</text:span><text:span text:style-name="T28"><text:tab/></text:span><text:span text:style-name="T39">bright </text:span><text:span text:style-name="T12">background</text:span><text:span text:style-name="T39"> colors</text:span></text:p>
      <text:p text:style-name="P17"><text:span text:style-name="T39">CSI</text:span><text:span text:style-name="T12">48;5;0..255</text:span><text:span text:style-name="T39">m</text:span><text:span text:style-name="T28"><text:tab/></text:span><text:span text:style-name="T12">background</text:span><text:span text:style-name="T39"> colors from 0 to 255</text:span></text:p>
      <text:p text:style-name="P17"><text:span text:style-name="T39">CSI</text:span><text:span text:style-name="T12">48;2;r;g;b</text:span><text:span text:style-name="T39">m</text:span><text:span text:style-name="T28"><text:tab/></text:span><text:span text:style-name="T12">background</text:span><text:span text:style-name="T39"> RGB colors from 0 to 255 each</text:span></text:p>
      <text:p text:style-name="P19"><text:span text:style-name="T39">CSI</text:span><text:span text:style-name="T12">4</text:span><text:span text:style-name="T13">9</text:span><text:span text:style-name="T39">m</text:span><text:span text:style-name="T28"><text:tab/></text:span><text:span text:style-name="T40">default</text:span><text:span text:style-name="T39"> </text:span><text:span text:style-name="T12">background</text:span><text:span text:style-name="T39"> color</text:span></text:p>
      <text:p text:style-name="P1">Other</text:p>
      <text:p text:style-name="P20"><text:span text:style-name="T39">CSI</text:span><text:span text:style-name="T6">0</text:span><text:span text:style-name="T39">m</text:span><text:span text:style-name="T28"><text:tab/></text:span><text:span text:style-name="T6">resets</text:span><text:span text:style-name="T34"> all text </text:span><text:span text:style-name="T41">and color </text:span><text:span text:style-name="T34">attributes, </text:span><text:span text:style-name="T14">0</text:span><text:span text:style-name="T42"> can be omit</text:span><text:span text:style-name="T43">t</text:span><text:span text:style-name="T42">ed (</text:span><text:span text:style-name="T39">CSIm</text:span><text:span text:style-name="T42">)</text:span></text:p>
      <text:p text:style-name="P20"><text:span text:style-name="T39">CSI</text:span><text:span text:style-name="T14">1</text:span><text:span text:style-name="T39">m</text:span><text:span text:style-name="T28"><text:tab/></text:span><text:span text:style-name="T14">bold</text:span></text:p>
      <text:p text:style-name="P21"><text:span text:style-name="T39">CSI</text:span><text:span text:style-name="T15">2</text:span><text:span text:style-name="T39">m</text:span><text:span text:style-name="T28"><text:tab/></text:span><text:span text:style-name="T15">d</text:span><text:span text:style-name="T14">im</text:span><text:span text:style-name="T42"> </text:span><text:span text:style-name="T44">(rarely supported)</text:span></text:p>
      <text:p text:style-name="P20"><text:span text:style-name="T39">CSI</text:span><text:span text:style-name="T14">3</text:span><text:span text:style-name="T39">m</text:span><text:span text:style-name="T28"><text:tab/></text:span><text:span text:style-name="T14">italic</text:span></text:p>
      <text:p text:style-name="P20"><text:span text:style-name="T39">CSI</text:span><text:span text:style-name="T14">4</text:span><text:span text:style-name="T39">m</text:span><text:span text:style-name="T28"><text:tab/></text:span><text:span text:style-name="T14">underline</text:span></text:p>
      <text:p text:style-name="P20"><text:span text:style-name="T39">CSI</text:span><text:span text:style-name="T14">5</text:span><text:span text:style-name="T39">m</text:span><text:span text:style-name="T28"><text:tab/></text:span><text:span text:style-name="T14">blink</text:span></text:p>
      <text:p text:style-name="P20"><text:span text:style-name="T39">CSI</text:span><text:span text:style-name="T14">7</text:span><text:span text:style-name="T39">m</text:span><text:span text:style-name="T28"><text:tab/></text:span><text:span text:style-name="T14">reverse video</text:span></text:p>
      <text:p text:style-name="P20"><text:span text:style-name="T39">CSI</text:span><text:span text:style-name="T16">9</text:span><text:span text:style-name="T39">m</text:span><text:span text:style-name="T28"><text:tab/></text:span><text:span text:style-name="T16">strike-through</text:span></text:p>
      <text:p text:style-name="P20"><text:span text:style-name="T39">CSI</text:span><text:span text:style-name="T16">21</text:span><text:span text:style-name="T39">m</text:span><text:span text:style-name="T28"><text:tab/></text:span><text:span text:style-name="T16">double underline</text:span><text:span text:style-name="T45">, or </text:span><text:span text:style-name="T16">bold underline</text:span></text:p>
      <text:p text:style-name="P20"><text:span text:style-name="T39">CSI</text:span><text:span text:style-name="T16">22</text:span><text:span text:style-name="T39">m</text:span><text:span text:style-name="T28"><text:tab/></text:span><text:span text:style-name="T45">normal font (cancels</text:span><text:span text:style-name="T16"> bold</text:span><text:span text:style-name="T45"> </text:span><text:span text:style-name="T44">and </text:span><text:span text:style-name="T15">dim</text:span><text:span text:style-name="T45">)</text:span></text:p>
      <text:p text:style-name="P22"><text:span text:style-name="T39">CSI</text:span><text:span text:style-name="T16">2</text:span><text:span text:style-name="T17">3</text:span><text:span text:style-name="T39">m</text:span><text:span text:style-name="T28"><text:tab/></text:span><text:span text:style-name="T45">normal font (cancels</text:span><text:span text:style-name="T16"> </text:span><text:span text:style-name="T14">italic</text:span><text:span text:style-name="T45">)</text:span></text:p>
      <text:p text:style-name="P22"><text:span text:style-name="T39">CSI</text:span><text:span text:style-name="T16">2</text:span><text:span text:style-name="T17">4</text:span><text:span text:style-name="T39">m</text:span><text:span text:style-name="T28"><text:tab/></text:span><text:span text:style-name="T45">normal font (cancels</text:span><text:span text:style-name="T16"> </text:span><text:span text:style-name="T17">underline</text:span><text:span text:style-name="T45">)</text:span></text:p>
      <text:p text:style-name="P22"><text:span text:style-name="T39">CSI</text:span><text:span text:style-name="T16">2</text:span><text:span text:style-name="T17">5</text:span><text:span text:style-name="T39">m</text:span><text:span text:style-name="T28"><text:tab/></text:span><text:span text:style-name="T45">normal font (cancels</text:span><text:span text:style-name="T16"> </text:span><text:span text:style-name="T17">blink</text:span><text:span text:style-name="T45">)</text:span></text:p>
      <text:p text:style-name="P22"><text:span text:style-name="T39">CSI</text:span><text:span text:style-name="T16">2</text:span><text:span text:style-name="T17">7</text:span><text:span text:style-name="T39">m</text:span><text:span text:style-name="T28"><text:tab/></text:span><text:span text:style-name="T45">normal font (cancels</text:span><text:span text:style-name="T16"> </text:span><text:span text:style-name="T17">reverse video</text:span><text:span text:style-name="T45">)</text:span></text:p>
      <text:p text:style-name="P18"><text:span text:style-name="T39">CSI</text:span><text:span text:style-name="T16">2</text:span><text:span text:style-name="T13">9</text:span><text:span text:style-name="T39">m</text:span><text:span text:style-name="T28"><text:tab/></text:span><text:span text:style-name="T45">normal font (cancels</text:span><text:span text:style-name="T16"> strike-through</text:span><text:span text:style-name="T45">)</text:span></text:p>
      <text:p text:style-name="P5"><text:tab/></text:p>
      <text:p text:style-name="P23"><text:span text:style-name="T39">CSI</text:span><text:span text:style-name="T18">col</text:span><text:span text:style-name="T37">G</text:span><text:span text:style-name="T28"><text:tab/></text:span><text:span text:style-name="T18">moves</text:span><text:span text:style-name="T37"> cursor to specified </text:span><text:span text:style-name="T18">column</text:span><text:span text:style-name="T37"> (</text:span><text:span text:style-name="T46">leftmost</text:span><text:span text:style-name="T37"> is </text:span><text:span text:style-name="T18">1</text:span><text:span text:style-name="T37">)</text:span></text:p>
      <text:p text:style-name="P23"><text:span text:style-name="T39">CSI</text:span><text:span text:style-name="T18">row</text:span><text:span text:style-name="T37">;</text:span><text:span text:style-name="T18">col</text:span><text:span text:style-name="T37">H</text:span><text:span text:style-name="T28"><text:tab/></text:span><text:span text:style-name="T18">moves</text:span><text:span text:style-name="T37"> cursor to specified </text:span><text:span text:style-name="T18">row</text:span><text:span text:style-name="T37"> and </text:span><text:span text:style-name="T18">column</text:span><text:span text:style-name="T37"> (top left is </text:span><text:span text:style-name="T18">1</text:span><text:span text:style-name="T37">;</text:span><text:span text:style-name="T18">1</text:span><text:span text:style-name="T37">) </text:span><text:span text:style-name="T47">(CUP)</text:span></text:p>
      <text:p text:style-name="P24"><text:span text:style-name="T39">CSI</text:span><text:span text:style-name="T18">row</text:span><text:span text:style-name="T37">;</text:span><text:span text:style-name="T18">col</text:span><text:span text:style-name="T48">f</text:span><text:span text:style-name="T28"><text:tab/></text:span><text:span text:style-name="T19">same as above</text:span><text:span text:style-name="T48"> on most terminals </text:span><text:span text:style-name="T49">(format effector function)</text:span></text:p>
      <text:p text:style-name="P25"><text:span text:style-name="T39">CSI</text:span><text:span text:style-name="T10">0</text:span><text:span text:style-name="T38">J</text:span><text:span text:style-name="T28"><text:tab/></text:span><text:span text:style-name="T10">erases</text:span><text:span text:style-name="T49"> </text:span><text:span text:style-name="T38">screen </text:span><text:span text:style-name="T10">b</text:span><text:span text:style-name="T20">elow</text:span><text:span text:style-name="T49"> </text:span><text:span text:style-name="T38">the cursor</text:span></text:p>
      <text:p text:style-name="P25"><text:span text:style-name="T39">CSI</text:span><text:span text:style-name="T10">1</text:span><text:span text:style-name="T38">J</text:span><text:span text:style-name="T28"><text:tab/></text:span><text:span text:style-name="T10">erases</text:span><text:span text:style-name="T49"> </text:span><text:span text:style-name="T38">screen </text:span><text:span text:style-name="T10">above</text:span><text:span text:style-name="T49"> </text:span><text:span text:style-name="T38">the cursor</text:span></text:p>
      <text:p text:style-name="P25"><text:span text:style-name="T39">CSI</text:span><text:span text:style-name="T10">2</text:span><text:span text:style-name="T38">J</text:span><text:span text:style-name="T28"><text:tab/></text:span><text:span text:style-name="T10">erases</text:span><text:span text:style-name="T49"> </text:span><text:span text:style-name="T38">everything </text:span><text:span text:style-name="T50">on</text:span><text:span text:style-name="T38"> screen</text:span></text:p>
      <text:p text:style-name="P26"><text:span text:style-name="T39">CSI</text:span><text:span text:style-name="T21">s</text:span><text:span text:style-name="T28"><text:tab/></text:span><text:span text:style-name="T21">saves</text:span><text:span text:style-name="T51"> cursor's position</text:span></text:p>
      <text:p text:style-name="P26"><text:span text:style-name="T39">CSI</text:span><text:span text:style-name="T21">u</text:span><text:span text:style-name="T28"><text:tab/></text:span><text:span text:style-name="T21">restores</text:span><text:span text:style-name="T51"> cursor's position</text:span></text:p>
      <text:p text:style-name="P28"><text:span text:style-name="T39">CSI</text:span><text:span text:style-name="T12">?5h</text:span><text:span text:style-name="T28"><text:tab/></text:span><text:span text:style-name="T6">inverts</text:span><text:span text:style-name="T34"> terminal colors</text:span></text:p>
      <text:p text:style-name="P28"><text:span text:style-name="T39">CSI</text:span><text:span text:style-name="T12">?5l</text:span><text:span text:style-name="T28"><text:tab/></text:span><text:span text:style-name="T6">restores</text:span><text:span text:style-name="T34"> terminal colors back to normal</text:span></text:p>
      <text:p text:style-name="P29"><text:span text:style-name="T39">CSI</text:span><text:span text:style-name="T12">?</text:span><text:span text:style-name="T21">2</text:span><text:span text:style-name="T12">5l</text:span><text:span text:style-name="T28"><text:tab/></text:span><text:span text:style-name="T21">hid</text:span><text:span text:style-name="T6">es</text:span><text:span text:style-name="T34"> </text:span><text:span text:style-name="T51">the cursor</text:span></text:p>
      <text:p text:style-name="P27"><text:span text:style-name="T39">CSI</text:span><text:span text:style-name="T12">?</text:span><text:span text:style-name="T21">2</text:span><text:span text:style-name="T12">5h</text:span><text:span text:style-name="T28"><text:tab/></text:span><text:span text:style-name="T21">shows</text:span><text:span text:style-name="T34"> </text:span><text:span text:style-name="T51">the cursor</text:span></text:p>
      <text:p text:style-name="P37"><text:span text:style-name="T26">N</text:span><text:span text:style-name="T27">ot </text:span><text:span text:style-name="T26">CSI</text:span></text:p>
      <text:p text:style-name="P30"><text:span text:style-name="T52">\033</text:span><text:span text:style-name="T22">(</text:span><text:span text:style-name="T41">0</text:span><text:span text:style-name="T28"><text:tab/></text:span><text:span text:style-name="T23">start</text:span><text:span text:style-name="T22">s</text:span><text:span text:style-name="T52"> alternate character set</text:span><text:span text:style-name="T34"> </text:span><text:span text:style-name="T32">(not CSI</text:span><text:span text:style-name="T52">)</text:span></text:p>
      <text:p text:style-name="P30"><text:span text:style-name="T52">\033</text:span><text:span text:style-name="T22">(</text:span><text:span text:style-name="T41">B</text:span><text:span text:style-name="T28"><text:tab/></text:span><text:span text:style-name="T4">end</text:span><text:span text:style-name="T22">s</text:span><text:span text:style-name="T28"> alternate character set</text:span><text:span text:style-name="T34"> </text:span><text:span text:style-name="T32">(not CSI</text:span><text:span text:style-name="T52">)</text:span></text:p>
      <text:p text:style-name="P31"><text:span text:style-name="T52">\033</text:span><text:span text:style-name="T22">%</text:span><text:span text:style-name="T41">@</text:span><text:span text:style-name="T28"><text:tab/></text:span><text:span text:style-name="T24">sets</text:span><text:span text:style-name="T28"> character set </text:span><text:span text:style-name="T53">to</text:span><text:span text:style-name="T28"> </text:span><text:span text:style-name="T4">ISO 8859-1</text:span><text:span text:style-name="T28"> </text:span><text:span text:style-name="T53">(</text:span><text:span text:style-name="T28">default character set</text:span><text:span text:style-name="T53">)</text:span><text:span text:style-name="T34"> </text:span><text:span text:style-name="T32">(not CSI</text:span><text:span text:style-name="T52">)</text:span></text:p>
      <text:p text:style-name="P32"><text:span text:style-name="T52">\033</text:span><text:span text:style-name="T22">%</text:span><text:span text:style-name="T41">G</text:span><text:span text:style-name="T28"><text:tab/></text:span><text:span text:style-name="T24">sets</text:span><text:span text:style-name="T28"> character set </text:span><text:span text:style-name="T53">to</text:span><text:span text:style-name="T28"> </text:span><text:span text:style-name="T4">UTF-8</text:span><text:span text:style-name="T34"> </text:span><text:span text:style-name="T32">(not CSI</text:span><text:span text:style-name="T52">)</text:span></text:p>
      <text:p text:style-name="P30"><text:span text:style-name="T52">\033</text:span><text:span text:style-name="T12">c</text:span><text:span text:style-name="T28"><text:tab/></text:span><text:span text:style-name="T14">reset</text:span><text:span text:style-name="T6">s</text:span><text:span text:style-name="T34"> </text:span><text:span text:style-name="T42">the </text:span><text:span text:style-name="T34">terminal </text:span><text:span text:style-name="T32">(not CSI</text:span><text:span text:style-name="T52">)</text:span></text:p>
      <text:p text:style-name="P33"><text:span text:style-name="T34">\</text:span><text:span text:style-name="T32">033</text:span><text:span text:style-name="T7">]</text:span><text:span text:style-name="T32">0;</text:span><text:span text:style-name="T7">title</text:span><text:span text:style-name="T32">\07<text:tab/></text:span><text:span text:style-name="T7">sets</text:span><text:span text:style-name="T32"> window </text:span><text:span text:style-name="T7">title</text:span><text:span text:style-name="T32"> (not CSI, us</text:span><text:span text:style-name="T30">es</text:span><text:span text:style-name="T32"> closing square bracket)</text:span></text:p>
      <text:p text:style-name="P7">Copyright (c) 202<text:span text:style-name="T83">4</text:span> Ivan Bityutskiy</text:p>
      <text:p text:style-name="P10"/>
      <text:p text:style-name="P9">Permission to use, copy, modify, and distribute this documentation for any</text:p>
      <text:p text:style-name="P8">purpose with or without fee is hereby granted, provided that the above</text:p>
      <text:p text:style-name="P9">copyright notice and this permission notice appear in all copies.</text:p>
      <text:p text:style-name="P10"/>
      <text:p text:style-name="P8">THE DOCUMENTATION IS PROVIDED "AS IS" AND THE AUTHOR DISCLAIMS ALL WARRANTIES</text:p>
      <text:p text:style-name="P8">WITH REGARD TO THIS DOCUMENTATION INCLUDING ALL IMPLIED WARRANTIES OF</text:p>
      <text:p text:style-name="P8">MERCHANTABILITY AND FITNESS. IN NO EVENT SHALL THE AUTHOR BE LIABLE FOR</text:p>
      <text:p text:style-name="P9">ANY SPECIAL, DIRECT, INDIRECT, OR CONSEQUENTIAL DAMAGES OR ANY DAMAGES</text:p>
      <text:p text:style-name="P8">WHATSOEVER RESULTING FROM LOSS OF USE, DATA OR PROFITS, WHETHER IN AN</text:p>
      <text:p text:style-name="P8">ACTION OF CONTRACT, NEGLIGENCE OR OTHER TORTIOUS ACTION, ARISING OUT OF</text:p>
      <text:p text:style-name="P6">OR IN CONNECTION WITH THE USE OR PERFORMANCE OF THIS DOCUMENT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M6S</meta:editing-duration>
    <meta:editing-cycles>2</meta:editing-cycles>
    <meta:generator>LibreOffice/7.4.7.2$Linux_X86_64 LibreOffice_project/40$Build-2</meta:generator>
    <meta:creation-date>2024-02-08T16:04:27.203372563</meta:creation-date>
    <dc:date>2024-02-08T16:04:28.243928861</dc:date>
    <meta:document-statistic meta:table-count="0" meta:image-count="0" meta:object-count="0" meta:page-count="4" meta:paragraph-count="74" meta:word-count="490" meta:character-count="3196" meta:non-whitespace-character-count="2776"/>
  </office:meta>
</office:document-meta>
</file>